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51ff4" officeooo:paragraph-rsid="00151ff4"/>
    </style:style>
    <style:style style:name="P2" style:family="paragraph" style:parent-style-name="Standard">
      <style:text-properties officeooo:rsid="000fdb03" officeooo:paragraph-rsid="000fdb03"/>
    </style:style>
    <style:style style:name="P3" style:family="paragraph" style:parent-style-name="Standard">
      <style:text-properties officeooo:rsid="0011abba" officeooo:paragraph-rsid="0011abba"/>
    </style:style>
    <style:style style:name="T1" style:family="text">
      <style:text-properties officeooo:rsid="001320c1"/>
    </style:style>
    <style:style style:name="T2" style:family="text">
      <style:text-properties officeooo:rsid="0015f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O.3 <text:s text:c="6"/><text:span text:style-name="T2">ONE-DIMENSIONAL ARRAY</text:span></text:p>
      <text:p text:style-name="P2">INPUT:-</text:p>
      <text:p text:style-name="P2">//To Search the element from the list</text:p>
      <text:p text:style-name="P2"/>
      <text:p text:style-name="P2">import java.util.*;</text:p>
      <text:p text:style-name="P2"/>
      <text:p text:style-name="P2">class Searcharray</text:p>
      <text:p text:style-name="P2">{</text:p>
      <text:p text:style-name="P2"><text:s/>public static void main(String[]args)</text:p>
      <text:p text:style-name="P2"><text:s text:c="2"/>{</text:p>
      <text:p text:style-name="P2"><text:s text:c="3"/>Scanner in=new Scanner(System.in);</text:p>
      <text:p text:style-name="P2"><text:s text:c="3"/>int i,no,f=0;</text:p>
      <text:p text:style-name="P2"><text:s text:c="3"/>System.out.println("How many elements in the array?");</text:p>
      <text:p text:style-name="P2"><text:s text:c="3"/>int n=in.nextInt();</text:p>
      <text:p text:style-name="P2"><text:s text:c="3"/>int a[]=new int[n];</text:p>
      <text:p text:style-name="P2"><text:s text:c="3"/>System.out.println("Enter the element");</text:p>
      <text:p text:style-name="P2"><text:s text:c="3"/>for(i=0;i&lt;n;i++)</text:p>
      <text:p text:style-name="P2"><text:s text:c="7"/>a[i]=in.nextInt();</text:p>
      <text:p text:style-name="P2"><text:s text:c="3"/>System.out.println("\nEnter the number to be searched?");</text:p>
      <text:p text:style-name="P2"><text:s text:c="3"/>no=in.nextInt();</text:p>
      <text:p text:style-name="P2"><text:s text:c="3"/>for(i=0;i&lt;n;i++)</text:p>
      <text:p text:style-name="P2"><text:s text:c="6"/>{</text:p>
      <text:p text:style-name="P2"><text:s text:c="7"/>if(a[i]==no)</text:p>
      <text:p text:style-name="P2"><text:s text:c="9"/>{</text:p>
      <text:p text:style-name="P2"><text:s text:c="10"/>f=1;</text:p>
      <text:p text:style-name="P2"><text:s text:c="10"/>System.out.println("The number "+no+" is found at location "+(i+1));</text:p>
      <text:p text:style-name="P2"><text:s text:c="10"/>}</text:p>
      <text:p text:style-name="P2"><text:s text:c="7"/>}</text:p>
      <text:p text:style-name="P2"><text:s text:c="3"/>if(f==0)</text:p>
      <text:p text:style-name="P2"><text:s text:c="5"/>System.out.println("The element is not present in the list");</text:p>
      <text:p text:style-name="P2"><text:s text:c="3"/>}</text:p>
      <text:p text:style-name="P2">}</text:p>
      <text:p text:style-name="P2"/>
      <text:p text:style-name="P3">OUTPUT:-</text:p>
      <text:p text:style-name="P3">student@DWM19:~$ java Searcharray </text:p>
      <text:p text:style-name="P3">How many elements in the array? </text:p>
      <text:p text:style-name="P3">10 </text:p>
      <text:p text:style-name="P3">Enter the element </text:p>
      <text:p text:style-name="P3">1 23 45 65 78 89 25 14 36 85 </text:p>
      <text:p text:style-name="P3"/>
      <text:p text:style-name="P3">Enter the number to be searched? </text:p>
      <text:p text:style-name="P3">14 </text:p>
      <text:p text:style-name="P3">The number 14 is found at location 8 </text:p>
      <text:p text:style-name="P3">student@DWM19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ff4" officeooo:paragraph-rsid="00151ff4"/>
    </style:style>
    <style:page-layout style:name="Mpm1">
      <style:page-layout-properties fo:page-width="21.001cm" fo:page-height="29.7cm" style:num-format="1" style:print-orientation="portrait" fo:margin-top="4.269cm" fo:margin-bottom="1.97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2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1:19:42.099338774</meta:creation-date>
    <dc:date>2015-08-04T12:00:57.020386483</dc:date>
    <meta:editing-duration>PT57S</meta:editing-duration>
    <meta:editing-cycles>5</meta:editing-cycles>
    <meta:generator>LibreOffice/4.2.3.3$Linux_x86 LibreOffice_project/420m0$Build-3</meta:generator>
    <meta:document-statistic meta:table-count="0" meta:image-count="0" meta:object-count="0" meta:page-count="1" meta:paragraph-count="41" meta:word-count="119" meta:character-count="971" meta:non-whitespace-character-count="766"/>
  </office:meta>
</office:document-meta>
</file>